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Over een jongen die<text:s/>van Oekraïne vlucht naar Nederland, hij moet gaan via de auto en daar komt een verhaal bij.<text:s/></text:p>
      <text:p text:style-name="Standaard">De oorlog begint en hij en zijn familie willen snel vluchten naar een andere land en zijn vader kiest vervolgens uit om naar Nederland te gaan. Er is een lange fille en je hebt de keuze om te slapen of wakker te blijven, hij en zijn familie komen in een auto crash en zijn hele familie zijn dood, en nu moet hij proberen naar nederland tekomen zonder zijn familie, uit eindelijk komt hij in Nederland en wordt hij geholpen.</text:p>
      <text:p text:style-name="Standaard"/>
      <text:p text:style-name="Standaard">Uitendelijk wordt dit een keuze verhaal en in de jongens zijn journey kan je kiezen wat hij vervolgens do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n Koorn</meta:initial-creator>
    <dc:creator>Ken Koorn</dc:creator>
    <meta:creation-date>2022-10-10T14:16:00Z</meta:creation-date>
    <dc:date>2022-10-10T14:23:00Z</dc:date>
    <meta:template xlink:href="Normal" xlink:type="simple"/>
    <meta:editing-cycles>1</meta:editing-cycles>
    <meta:editing-duration>PT420S</meta:editing-duration>
    <meta:document-statistic meta:page-count="1" meta:paragraph-count="1" meta:word-count="99" meta:character-count="646" meta:row-count="4" meta:non-whitespace-character-count="548"/>
  </office:meta>
</office:document-meta>
</file>